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line-height="150%" fo:text-align="center" fo:text-indent="0cm"/>
      <style:text-properties fo:color="#ffffff" style:font-name="Arial Black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Maryjo,</text:span><text:span text:style-name="T1"><text:line-break/></text:span><text:span text:style-name="T1">prześliczna Pani,</text:span><text:span text:style-name="T1"><text:line-break/></text:span><text:span text:style-name="T1">Matko Słowa</text:span><text:span text:style-name="T1"><text:line-break/></text:span><text:span text:style-name="T1">i nasza Matko,</text:span><text:span text:style-name="T1"><text:line-break/></text:span><text:span text:style-name="T1">Swą pomoc ześlij nam.</text:span><text:span text:style-name="T1"><text:line-break/></text:span><text:span text:style-name="T1">Serca nasze</text:span><text:span text:style-name="T1"><text:line-break/></text:span><text:span text:style-name="T1">niech chwalą C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19T16:21:40</meta:creation-date>
    <dc:date>2016-05-10T00:24:11.254000000</dc:date>
    <dc:language>pl-PL</dc:language>
    <meta:editing-cycles>25</meta:editing-cycles>
    <meta:editing-duration>PT12M18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